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18cm" fo:min-width="1.113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83cm" fo:min-width="1.903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cm" fo:min-width="1.413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46cm" fo:min-width="1.905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84cm" fo:min-width="2.15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84cm" fo:min-width="2.285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1cm" fo:min-width="1.732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44cm" fo:min-width="1.904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style:font-name="Times New Roman1" fo:font-size="8pt" style:font-size-asian="8pt" style:font-size-complex="8pt"/>
    </style:style>
    <style:style style:name="P2" style:family="paragraph">
      <loext:graphic-properties draw:fill-color="#ffffff"/>
      <style:paragraph-properties fo:text-align="center" style:writing-mode="lr-tb"/>
      <style:text-properties style:font-name="Times New Roman1" fo:font-size="8pt" style:font-size-asian="8pt" style:font-size-complex="8pt"/>
    </style:style>
    <style:style style:name="P3" style:family="paragraph">
      <style:paragraph-properties fo:margin-left="0cm" fo:margin-right="0cm" fo:text-align="center" fo:text-indent="0cm" style:writing-mode="lr-tb"/>
      <style:text-properties style:font-name="Times New Roman1" fo:font-size="8pt" style:font-size-asian="8pt" style:font-size-complex="8pt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style:font-name="Times New Roman1" fo:font-size="8pt" style:font-size-asian="8pt" style:font-size-complex="8pt"/>
    </style:style>
    <style:style style:name="P5" style:family="paragraph">
      <style:paragraph-properties fo:margin-left="0cm" fo:margin-right="0cm" fo:margin-top="0cm" fo:margin-bottom="0cm" fo:text-align="center" fo:text-indent="0cm" style:writing-mode="lr-tb"/>
      <style:text-properties style:font-name="Times New Roman1" fo:font-size="8pt" style:font-size-asian="8pt" style:font-size-complex="8pt"/>
    </style:style>
    <style:style style:name="P6" style:family="paragraph">
      <loext:graphic-properties draw:fill-color="#ffffff"/>
      <style:paragraph-properties fo:margin-left="0cm" fo:margin-right="0cm" fo:margin-top="0cm" fo:margin-bottom="0cm" fo:text-align="center" fo:text-indent="0cm" style:writing-mode="lr-tb"/>
      <style:text-properties style:font-name="Times New Roman1" fo:font-size="8pt" style:font-size-asian="8pt" style:font-size-complex="8pt"/>
    </style:style>
    <style:style style:name="P7" style:family="paragraph">
      <style:paragraph-properties fo:margin-left="0cm" fo:margin-right="0cm" fo:text-align="center" fo:text-indent="0cm" style:writing-mode="lr-tb"/>
      <style:text-properties style:font-name="Times New Roman1" fo:font-size="8pt" style:letter-kerning="true" style:font-name-asian="Noto Sans CJK SC" style:font-size-asian="8pt" style:font-name-complex="FreeSans" style:font-size-complex="8pt"/>
    </style:style>
    <style:style style:name="P8" style:family="paragraph">
      <loext:graphic-properties draw:fill-color="#ffffff"/>
      <style:paragraph-properties fo:margin-left="0cm" fo:margin-right="0cm" fo:text-align="center" fo:text-indent="0cm" style:writing-mode="lr-tb"/>
      <style:text-properties style:font-name="Times New Roman1" fo:font-size="8pt" style:letter-kerning="true" style:font-name-asian="Noto Sans CJK SC" style:font-size-asian="8pt" style:font-name-complex="FreeSans" style:font-size-complex="8pt"/>
    </style:style>
    <style:style style:name="P9" style:family="paragraph">
      <style:paragraph-properties fo:margin-left="0cm" fo:margin-right="0cm" fo:text-align="center" fo:text-indent="0cm" style:writing-mode="lr-tb"/>
      <style:text-properties style:font-name="Liberation Sans" fo:font-size="8pt" style:letter-kerning="true" style:font-name-asian="Noto Sans CJK SC" style:font-size-asian="8pt" style:font-name-complex="FreeSans" style:font-size-complex="8pt"/>
    </style:style>
    <style:style style:name="P10" style:family="paragraph">
      <loext:graphic-properties draw:fill-color="#ffffff"/>
      <style:paragraph-properties fo:margin-left="0cm" fo:margin-right="0cm" fo:text-align="center" fo:text-indent="0cm" style:writing-mode="lr-tb"/>
      <style:text-properties style:font-name="Liberation Sans" fo:font-size="8pt" style:letter-kerning="true" style:font-name-asian="Noto Sans CJK SC" style:font-size-asian="8pt" style:font-name-complex="FreeSans" style:font-size-complex="8pt"/>
    </style:style>
    <style:style style:name="P11" style:family="paragraph">
      <style:paragraph-properties fo:margin-left="0cm" fo:margin-right="0cm" fo:text-align="center" fo:text-indent="0cm" style:writing-mode="lr-tb"/>
      <style:text-properties fo:font-size="8pt" style:font-size-asian="8pt" style:font-size-complex="8pt"/>
    </style:style>
    <style:style style:name="P12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8pt" style:font-size-asian="8pt" style:font-size-complex="8pt"/>
    </style:style>
    <style:style style:name="P13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14" style:family="paragraph"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style:font-name="Times New Roman1" fo:font-size="8pt" style:font-size-asian="8pt" style:font-size-complex="8pt"/>
    </style:style>
    <style:style style:name="T2" style:family="text">
      <style:text-properties style:font-name="Times New Roman1" fo:font-size="8pt" style:letter-kerning="true" style:font-name-asian="Noto Sans CJK SC" style:font-size-asian="8pt" style:font-name-complex="FreeSans" style:font-size-complex="8pt"/>
    </style:style>
    <style:style style:name="T3" style:family="text">
      <style:text-properties style:font-name="Liberation Sans" fo:font-size="8pt" style:letter-kerning="true" style:font-name-asian="Noto Sans CJK SC" style:font-size-asian="8pt" style:font-name-complex="FreeSans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79cm" svg:height="0.802cm" svg:x="6.025cm" svg:y="9.7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403cm" svg:height="1.033cm" svg:x="6.037cm" svg:y="11.349cm">
          <text:p text:style-name="P3"><text:span text:style-name="T2">LAUNCH </text:span></text:p>
          <text:p text:style-name="P3"><text:span text:style-name="T2">BROWS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037cm" svg:height="1.03cm" svg:x="5.52cm" svg:y="13.311cm">
          <text:p text:style-name="P5"><text:span text:style-name="T2"><text:s/></text:span><text:span text:style-name="T2">ENTER</text:span></text:p>
          <text:p text:style-name="P5"><text:span text:style-name="T2">DOMAIN </text:span></text:p>
          <text:p text:style-name="P5"><text:span text:style-name="T2">NAM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2.405cm" svg:height="1.096cm" svg:x="5.875cm" svg:y="15.107cm">
          <text:p text:style-name="P7"><text:span text:style-name="T2">BROWSER</text:span></text:p>
          <text:p text:style-name="P7"><text:span text:style-name="T2">SENDS</text:span></text:p>
          <text:p text:style-name="P7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656cm" svg:height="1.034cm" svg:x="9.719cm" svg:y="17.387cm">
          <text:p text:style-name="P9"><text:span text:style-name="T3">SERVER</text:span></text:p>
          <text:p text:style-name="P9"><text:span text:style-name="T3">PROCESSES</text:span></text:p>
          <text:p text:style-name="P9"><text:span text:style-name="T3">REQUES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.785cm" svg:height="1.034cm" svg:x="13.688cm" svg:y="17.369cm">
          <text:p text:style-name="P11"><text:span text:style-name="T3">SERVER</text:span></text:p>
          <text:p text:style-name="P11"><text:span text:style-name="T3">REPLIE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544cm" svg:height="0.888cm" svg:x="13.476cm" svg:y="12.775cm">
          <text:p text:style-name="P11"><text:span text:style-name="T3">PRESENTS</text:span></text:p>
          <text:p text:style-name="P11"><text:span text:style-name="T3">HOMEPAG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" draw:text-style-name="P13" draw:layer="layout" svg:x1="7.152cm" svg:y1="10.701cm" svg:x2="7.152cm" svg:y2="11.219cm">
          <text:p/>
        </draw:line>
        <draw:line draw:style-name="gr9" draw:text-style-name="P13" draw:layer="layout" svg:x1="7.152cm" svg:y1="12.516cm" svg:x2="7.152cm" svg:y2="13.164cm">
          <text:p/>
        </draw:line>
        <draw:line draw:style-name="gr10" draw:text-style-name="P13" draw:layer="layout" svg:x1="7.152cm" svg:y1="14.459cm" svg:x2="7.152cm" svg:y2="14.977cm">
          <text:p/>
        </draw:line>
        <draw:line draw:style-name="gr11" draw:text-style-name="P13" draw:layer="layout" svg:x1="7.163cm" svg:y1="16.372cm" svg:x2="7.163cm" svg:y2="17.219cm">
          <text:p/>
        </draw:line>
        <draw:line draw:style-name="gr12" draw:text-style-name="P13" draw:layer="layout" svg:x1="6.992cm" svg:y1="20.752cm" svg:x2="6.992cm" svg:y2="21.27cm">
          <text:p/>
        </draw:line>
        <draw:custom-shape draw:style-name="gr13" draw:text-style-name="P15" draw:layer="layout" svg:width="2.404cm" svg:height="1.094cm" svg:x="5.83cm" svg:y="17.332cm">
          <text:p text:style-name="P14"><text:span text:style-name="T1">SERVER</text:span></text:p>
          <text:p text:style-name="P11"><text:span text:style-name="T3">RECEIVES</text:span></text:p>
          <text:p text:style-name="P14"><text:span text:style-name="T1">REQUES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.785cm" svg:height="1.034cm" svg:x="13.688cm" svg:y="15cm">
          <text:p text:style-name="P11"><text:span text:style-name="T3">BROWSER</text:span></text:p>
          <text:p text:style-name="P11"><text:span text:style-name="T3"><text:s/></text:span><text:span text:style-name="T3">RECEIVES</text:span></text:p>
          <text:p text:style-name="P11"><text:span text:style-name="T3">REPLY</text:span></text:p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15.004cm" svg:y1="14.78cm" svg:x2="15.021cm" svg:y2="14.002cm">
          <text:p/>
        </draw:line>
        <draw:line draw:style-name="gr12" draw:text-style-name="P13" draw:layer="layout" svg:x1="8.412cm" svg:y1="17.918cm" svg:x2="9.353cm" svg:y2="17.909cm">
          <text:p/>
        </draw:line>
        <draw:line draw:style-name="gr12" draw:text-style-name="P13" draw:layer="layout" svg:x1="12.5cm" svg:y1="17.866cm" svg:x2="13.413cm" svg:y2="17.879cm">
          <text:p/>
        </draw:line>
        <draw:line draw:style-name="gr14" draw:text-style-name="P13" draw:layer="layout" svg:x1="15.019cm" svg:y1="17.15cm" svg:x2="15.007cm" svg:y2="16.3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8T12:44:35.911118006</meta:creation-date>
    <dc:date>2022-02-11T12:59:22.181487750</dc:date>
    <meta:editing-duration>PT2H50M30S</meta:editing-duration>
    <meta:editing-cycles>9</meta:editing-cycles>
    <meta:generator>LibreOffice/7.0.4.2$Linux_X86_64 LibreOffice_project/00$Build-2</meta:generator>
    <meta:document-statistic meta:object-count="18"/>
  </office:meta>
</office:document-meta>
</file>